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style:font-name="Ari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4" style:family="paragraph" style:parent-style-name="Heading_20_3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7" style:family="paragraph" style:parent-style-name="Standard">
      <style:text-properties style:font-name="Arial" fo:font-size="11pt" fo:language="es" fo:country="ES" style:font-size-asian="11pt" style:font-size-complex="11pt"/>
    </style:style>
    <style:style style:name="P8" style:family="paragraph" style:parent-style-name="Standard">
      <style:paragraph-properties fo:break-before="page"/>
      <style:text-properties style:font-name="Arial" fo:font-size="12pt" fo:language="es" fo:country="ES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LETÍN 24</text:p>
      <text:h text:style-name="P4" text:outline-level="3">Definir un esquema para <text:s/>cada uno de los <text:s/>siguientes <text:s/>ficheros <text:s/>XML de modo que <text:s/>sean validados correctamente.</text:h>
      <text:p text:style-name="P2"/>
      <text:p text:style-name="P3">1- <text:s text:c="3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&lt;persona&gt; <text:s/></text:p>
            <text:p text:style-name="P5"><text:s text:c="4"/>&lt;dni&gt;111111111&lt;/dni&gt; <text:s/></text:p>
            <text:p text:style-name="P5"><text:s text:c="4"/>&lt;name&gt;José <text:s/>Serrano&lt;/name&gt; <text:s/></text:p>
            <text:p text:style-name="P5"><text:s text:c="4"/>&lt;estadoCivil&gt;Soltero&lt;/estadoCivil&gt; <text:s/></text:p>
            <text:p text:style-name="P5"><text:s text:c="4"/>&lt;company&gt; <text:s/></text:p>
            <text:p text:style-name="P5"><text:s text:c="8"/>&lt;name&gt;Autentia&lt;/name&gt; <text:s/></text:p>
            <text:p text:style-name="P5"><text:s text:c="8"/>&lt;url&gt;http://www.autentia.com&lt;/url&gt; <text:s/></text:p>
            <text:p text:style-name="P5"><text:s text:c="8"/>&lt;telefono&gt;+34916753306&lt;/telefono&gt; <text:s/></text:p>
            <text:p text:style-name="P5"><text:s text:c="4"/>&lt;/company&gt; <text:s/></text:p>
            <text:p text:style-name="P5">&lt;/persona&gt; <text:s text:c="3"/></text:p>
          </table:table-cell>
        </table:table-row>
      </table:table>
      <text:p text:style-name="P3"/>
      <text:p text:style-name="P3"/>
      <text:p text:style-name="P3"/>
      <text:p text:style-name="P3">&lt;?xml version="1.0" encoding="UTF-8"?&gt;</text:p>
      <text:p text:style-name="P3">&lt;xs:schema xmlns:xs="http://www.w3.org/2001/XMLSchema" elementFormDefault="qualified"&gt;</text:p>
      <text:p text:style-name="P3"><text:s text:c="2"/>&lt;xs:element name="persona"&gt;</text:p>
      <text:p text:style-name="P3"><text:s text:c="4"/>&lt;xs:complexType&gt;</text:p>
      <text:p text:style-name="P3"><text:s text:c="6"/>&lt;xs:sequence&gt;</text:p>
      <text:p text:style-name="P3"><text:s text:c="8"/>&lt;xs:element name="dni" type="xs:string"/&gt;</text:p>
      <text:p text:style-name="P3"><text:s text:c="8"/>&lt;xs:element name="name" type="xs:string"/&gt;</text:p>
      <text:p text:style-name="P3"><text:s text:c="8"/>&lt;xs:element name="estadoCivil" type="xs:string"/&gt;</text:p>
      <text:p text:style-name="P3"><text:s text:c="8"/>&lt;xs:element name="company"&gt;</text:p>
      <text:p text:style-name="P3"><text:s text:c="10"/>&lt;xs:complexType&gt;</text:p>
      <text:p text:style-name="P3"><text:s text:c="12"/>&lt;xs:sequence&gt;</text:p>
      <text:p text:style-name="P3"><text:s text:c="14"/>&lt;xs:element name="name" type="xs:string"/&gt;</text:p>
      <text:p text:style-name="P3"><text:s text:c="14"/>&lt;xs:element name="url" type="xs:string"/&gt;</text:p>
      <text:p text:style-name="P3"><text:s text:c="14"/>&lt;xs:element name="telefono" type="xs:string"/&gt;</text:p>
      <text:p text:style-name="P3"><text:s text:c="12"/>&lt;/xs:sequence&gt;</text:p>
      <text:p text:style-name="P3"><text:s text:c="10"/>&lt;/xs:complexType&gt;</text:p>
      <text:p text:style-name="P3"><text:s text:c="8"/>&lt;/xs:element&gt;</text:p>
      <text:p text:style-name="P3"><text:s text:c="6"/>&lt;/xs:sequence&gt;</text:p>
      <text:p text:style-name="P3"><text:s text:c="4"/>&lt;/xs:complexType&gt;</text:p>
      <text:p text:style-name="P3"><text:s text:c="2"/>&lt;/xs:element&gt;</text:p>
      <text:p text:style-name="P3">&lt;/xs:schema&gt;</text:p>
      <text:p text:style-name="P8">2- </text:p>
      <text:p text:style-name="P3"><text:s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>&lt;Libro precio="30" &gt; </text:p>
            <text:p text:style-name="P5"><text:s text:c="8"/>&lt;Título&gt; Lenguajes de Marcas&lt;/Título&gt;</text:p>
            <text:p text:style-name="P5"><text:s text:c="8"/>&lt;Autores&gt;Javier S. Zurdo&lt;/Autores&gt;</text:p>
            <text:p text:style-name="P5"><text:s text:c="8"/>&lt;Autores&gt;Pablo Toharia&lt;/Autores&gt;</text:p>
            <text:p text:style-name="P5"><text:s text:c="8"/>&lt;Editorial&gt;Ra-Ma&lt;/Editorial&gt;</text:p>
            <text:p text:style-name="P5">&lt;/Libro&gt;</text:p>
          </table:table-cell>
        </table:table-row>
      </table:table>
      <text:p text:style-name="P3"><text:s text:c="2"/></text:p>
      <text:p text:style-name="P3"/>
      <text:p text:style-name="P3">&lt;?xml version="1.0" encoding="UTF-8"?&gt;</text:p>
      <text:p text:style-name="P3">&lt;xs:schema xmlns:xs="http://www.w3.org/2001/XMLSchema" elementFormDefault="qualified"&gt;</text:p>
      <text:p text:style-name="P3"><text:s text:c="2"/>&lt;xs:element name="Libro"&gt;</text:p>
      <text:p text:style-name="P3"><text:s text:c="4"/>&lt;xs:complexType&gt;</text:p>
      <text:p text:style-name="P3"><text:s text:c="6"/>&lt;xs:sequence&gt;</text:p>
      <text:p text:style-name="P3"><text:s text:c="8"/>&lt;xs:element name="Título" type="xs:string"/&gt;</text:p>
      <text:p text:style-name="P3"><text:s text:c="8"/>&lt;xs:element name="Autores" type="xs:string" maxOccurs="unbounded"/&gt;</text:p>
      <text:p text:style-name="P3"><text:s text:c="8"/>&lt;xs:element name="Editorial" type="xs:string"/&gt;</text:p>
      <text:p text:style-name="P3"><text:s text:c="6"/>&lt;/xs:sequence&gt;</text:p>
      <text:p text:style-name="P3"><text:s text:c="6"/>&lt;xs:attribute name="precio" type="xs:string" use="required"/&gt;</text:p>
      <text:p text:style-name="P3"><text:s text:c="4"/>&lt;/xs:complexType&gt;</text:p>
      <text:p text:style-name="P3"><text:s text:c="2"/>&lt;/xs:element&gt;</text:p>
      <text:p text:style-name="P3">&lt;/xs:schema&gt;</text:p>
      <text:p text:style-name="P8"/>
      <text:p text:style-name="P3">3-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">&lt;alumnos&gt; </text:p>
            <text:p text:style-name="P5">&lt;alumno dni="111"&gt;</text:p>
            <text:p text:style-name="P5">&lt;nombre&gt;Juan Garcia&lt;/nombre&gt;</text:p>
            <text:p text:style-name="P5">&lt;direccion&gt;</text:p>
            <text:p text:style-name="P5">&lt;calle&gt;Avenida de la Fuente&lt;/calle&gt;</text:p>
            <text:p text:style-name="P5">&lt;numero&gt;6&lt;/numero&gt;</text:p>
            <text:p text:style-name="P5">&lt;ciudad&gt;Vigo&lt;/ciudad&gt;</text:p>
            <text:p text:style-name="P5">&lt;provincia&gt;Pontevedra&lt;/provincia&gt;</text:p>
            <text:p text:style-name="P5">&lt;/direccion&gt;</text:p>
            <text:p text:style-name="P5">&lt;telefono&gt;924555555&lt;/telefono&gt;</text:p>
            <text:p text:style-name="P5">&lt;/alumno&gt;</text:p>
            <text:p text:style-name="P5">&lt;alumno dni="222"&gt;</text:p>
            <text:p text:style-name="P5">&lt;nombre&gt;Jose Sanchez&lt;/nombre&gt;</text:p>
            <text:p text:style-name="P5">&lt;direccion&gt;</text:p>
            <text:p text:style-name="P5">&lt;calle&gt;Calle Ancha&lt;/calle&gt;</text:p>
            <text:p text:style-name="P5">&lt;numero&gt;3&lt;/numero&gt;</text:p>
            <text:p text:style-name="P5">&lt;ciudad&gt;Lalín&lt;/ciudad&gt;</text:p>
            <text:p text:style-name="P5">&lt;provincia&gt;Pontevedra&lt;/provincia&gt;</text:p>
            <text:p text:style-name="P5">&lt;/direccion&gt;</text:p>
            <text:p text:style-name="P5">&lt;telefono&gt;924550000&lt;/telefono&gt;</text:p>
            <text:p text:style-name="P5">&lt;/alumno&gt;</text:p>
            <text:p text:style-name="P5">&lt;/alumnos&gt; </text:p>
          </table:table-cell>
        </table:table-row>
      </table:table>
      <text:p text:style-name="P7">&lt;?xml version="1.0" encoding="UTF-8"?&gt;</text:p>
      <text:p text:style-name="P7">&lt;xs:schema xmlns:xs="http://www.w3.org/2001/XMLSchema" elementFormDefault="qualified"&gt;</text:p>
      <text:p text:style-name="P7"><text:s text:c="2"/>&lt;xs:element name="alumnos"&gt;</text:p>
      <text:p text:style-name="P7"><text:s text:c="4"/>&lt;xs:complexType&gt;</text:p>
      <text:p text:style-name="P7"><text:s text:c="6"/>&lt;xs:sequence&gt;</text:p>
      <text:p text:style-name="P7"><text:s text:c="8"/>&lt;xs:element name="alumno" maxOccurs="unbounded"&gt;</text:p>
      <text:p text:style-name="P7"><text:s text:c="10"/>&lt;xs:complexType&gt;</text:p>
      <text:p text:style-name="P7"><text:s text:c="12"/>&lt;xs:sequence&gt;</text:p>
      <text:p text:style-name="P7"><text:s text:c="14"/>&lt;xs:element name="nombre" type="xs:string"/&gt;</text:p>
      <text:p text:style-name="P7"><text:s text:c="14"/>&lt;xs:element name="direccion"&gt;</text:p>
      <text:p text:style-name="P7"><text:s text:c="16"/>&lt;xs:complexType&gt;</text:p>
      <text:p text:style-name="P7"><text:s text:c="18"/>&lt;xs:sequence&gt;</text:p>
      <text:p text:style-name="P7"><text:s text:c="20"/>&lt;xs:element name="calle" type="xs:string"/&gt;</text:p>
      <text:p text:style-name="P7"><text:s text:c="20"/>&lt;xs:element name="numero" type="xs:string"/&gt;</text:p>
      <text:p text:style-name="P7"><text:s text:c="20"/>&lt;xs:element name="ciudad" type="xs:string"/&gt;</text:p>
      <text:p text:style-name="P7"><text:s text:c="20"/>&lt;xs:element name="provincia" type="xs:string"/&gt;</text:p>
      <text:p text:style-name="P7"><text:s text:c="18"/>&lt;/xs:sequence&gt;</text:p>
      <text:p text:style-name="P7"><text:s text:c="16"/>&lt;/xs:complexType&gt;</text:p>
      <text:p text:style-name="P7"><text:s text:c="14"/>&lt;/xs:element&gt;</text:p>
      <text:p text:style-name="P7"><text:s text:c="14"/>&lt;xs:element name="telefono" type="xs:string"/&gt;</text:p>
      <text:p text:style-name="P7"><text:s text:c="12"/>&lt;/xs:sequence&gt;</text:p>
      <text:p text:style-name="P7"><text:s text:c="12"/>&lt;xs:attribute name="dni" type="xs:string" use="required"/&gt;</text:p>
      <text:p text:style-name="P7"><text:s text:c="12"/>&lt;/xs:complexType&gt;</text:p>
      <text:p text:style-name="P7"><text:s text:c="9"/>&lt;/xs:element&gt;</text:p>
      <text:p text:style-name="P7"><text:s text:c="7"/>&lt;/xs:sequence&gt;</text:p>
      <text:p text:style-name="P7"><text:s text:c="5"/>&lt;/xs:complexType&gt;</text:p>
      <text:p text:style-name="P7"><text:s text:c="3"/>&lt;/xs:element&gt;</text:p>
      <text:p text:style-name="P7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e</meta:initial-creator>
    <meta:creation-date>2013-02-26T12:33:04.92</meta:creation-date>
    <dc:date>2019-02-27T10:24:07.491612015</dc:date>
    <meta:editing-duration>PT2H55M51S</meta:editing-duration>
    <meta:editing-cycles>5</meta:editing-cycles>
    <meta:generator>LibreOffice/6.0.3.2$Linux_X86_64 LibreOffice_project/00m0$Build-2</meta:generator>
    <meta:printed-by>e e</meta:printed-by>
    <meta:print-date>2013-02-26T18:16:28.55</meta:print-date>
    <meta:document-statistic meta:table-count="3" meta:image-count="0" meta:object-count="0" meta:page-count="3" meta:paragraph-count="107" meta:word-count="195" meta:character-count="3388" meta:non-whitespace-character-count="2672"/>
  </office:meta>
</office:document-meta>
</file>